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5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4.108cm"/>
    </style:style>
    <style:style style:name="co4" style:family="table-column">
      <style:table-column-properties fo:break-before="auto" style:column-width="18.39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209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4.237cm"/>
    </style:style>
    <style:style style:name="co9" style:family="table-column">
      <style:table-column-properties fo:break-before="auto" style:column-width="16.729cm"/>
    </style:style>
    <style:style style:name="co10" style:family="table-column">
      <style:table-column-properties fo:break-before="auto" style:column-width="5.447cm"/>
    </style:style>
    <style:style style:name="co11" style:family="table-column">
      <style:table-column-properties fo:break-before="auto" style:column-width="3.295cm"/>
    </style:style>
    <style:style style:name="co12" style:family="table-column">
      <style:table-column-properties fo:break-before="auto" style:column-width="5.039cm"/>
    </style:style>
    <style:style style:name="co13" style:family="table-column">
      <style:table-column-properties fo:break-before="auto" style:column-width="15.826cm"/>
    </style:style>
    <style:style style:name="co14" style:family="table-column">
      <style:table-column-properties fo:break-before="auto" style:column-width="3.921cm"/>
    </style:style>
    <style:style style:name="co15" style:family="table-column">
      <style:table-column-properties fo:break-before="auto" style:column-width="3.431cm"/>
    </style:style>
    <style:style style:name="co16" style:family="table-column">
      <style:table-column-properties fo:break-before="auto" style:column-width="4.602cm"/>
    </style:style>
    <style:style style:name="co17" style:family="table-column">
      <style:table-column-properties fo:break-before="auto" style:column-width="14.487cm"/>
    </style:style>
    <style:style style:name="co18" style:family="table-column">
      <style:table-column-properties fo:break-before="auto" style:column-width="4.646cm"/>
    </style:style>
    <style:style style:name="co19" style:family="table-column">
      <style:table-column-properties fo:break-before="auto" style:column-width="2.887cm"/>
    </style:style>
    <style:style style:name="co20" style:family="table-column">
      <style:table-column-properties fo:break-before="auto" style:column-width="4.059cm"/>
    </style:style>
    <style:style style:name="co21" style:family="table-column">
      <style:table-column-properties fo:break-before="auto" style:column-width="19.994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16.559cm" fo:break-before="auto" style:use-optimal-row-height="true"/>
    </style:style>
    <style:style style:name="ro5" style:family="table-row">
      <style:table-row-properties style:row-height="0.605cm" fo:break-before="auto" style:use-optimal-row-height="true"/>
    </style:style>
    <style:style style:name="ro6" style:family="table-row">
      <style:table-row-properties style:row-height="3.05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3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02cm solid #000000" fo:background-color="#cccccc" fo:border-left="0.002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88cm solid #000000" fo:border-left="0.002cm solid #000000" fo:border-right="0.002cm solid #000000" fo:border-top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="0.002cm solid #000000"/>
      <style:text-properties style:font-name="Liberation Sans" fo:font-size="12pt" fo:font-weight="normal" style:font-name-asian="DejaVu Sans" style:font-size-asian="12pt" style:font-weight-asian="normal" style:font-name-complex="Lohit Hindi" style:font-size-complex="12pt" style:font-weight-complex="normal"/>
    </style:style>
    <style:style style:name="ce18" style:family="table-cell" style:parent-style-name="Default">
      <style:table-cell-properties fo:border-bottom="0.002cm solid #000000" fo:background-color="#b2b2b2" fo:border-left="0.002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88cm solid #000000" fo:border-top="0.088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0.088cm solid #000000" fo:border-top="0.088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02cm solid #000000" fo:background-color="#cccccc" fo:border-left="0.088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2cm solid #000000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88cm solid #000000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2cm solid #000000" fo:background-color="#ff3333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2cm solid #000000" fo:background-color="#b2b2b2" fo:border-left="0.088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88cm solid #000000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02cm solid #000000" fo:border-left="0.088cm solid #000000" fo:border-right="0.002cm solid #000000" fo:border-top="0.088cm solid #000000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002cm solid #000000" fo:border-left="0.002cm solid #000000" fo:border-right="0.002cm solid #000000" fo:border-top="0.088cm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002cm solid #000000" fo:border-left="0.002cm solid #000000" fo:border-right="0.088cm solid #000000" fo:border-top="0.088cm solid #000000"/>
      <style:text-properties fo:font-size="12pt" style:font-size-asian="12pt" style:font-size-complex="12pt"/>
    </style:style>
    <style:style style:name="ce37" style:family="table-cell" style:parent-style-name="Default">
      <style:text-properties style:font-name="Liberation Sans" fo:font-size="12pt" style:font-name-asian="DejaVu Sans" style:font-size-asian="12pt" style:font-name-complex="Lohit Hindi" style:font-size-complex="12pt"/>
    </style:style>
    <style:style style:name="ce38" style:family="table-cell" style:parent-style-name="Default">
      <style:text-properties style:font-name="Arial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39" style:family="table-cell" style:parent-style-name="Default">
      <style:table-cell-properties fo:border-bottom="0.002cm solid #000000" fo:background-color="#ffff66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02cm solid #000000" fo:background-color="transparent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0.002cm solid #000000" fo:background-color="#ffffff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42" style:family="table-cell" style:parent-style-name="Default">
      <style:text-properties fo:color="#3c3c3c" style:font-name="Ubuntu" fo:font-size="12pt" fo:language="zxx" fo:country="none" style:font-name-asian="Ubuntu" style:font-size-asian="12pt" style:language-asian="zxx" style:country-asian="none" style:font-name-complex="Ubuntu" style:font-size-complex="12pt" style:language-complex="zxx" style:country-complex="none"/>
    </style:style>
    <style:style style:name="ce43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ffffff" fo:border="0.002cm solid #000000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002cm solid #000000" fo:background-color="#ffff66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002cm solid #000000" fo:background-color="transparent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002cm solid #000000" fo:background-color="#ffffff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USER_CENTER" table:style-name="ta1" table:print="false">
        <table:table-column table:style-name="co1" table:default-cell-style-name="ce6"/>
        <table:table-column table:style-name="co2" table:default-cell-style-name="ce9"/>
        <table:table-column table:style-name="co3" table:default-cell-style-name="ce6"/>
        <table:table-column table:style-name="co4" table:default-cell-style-name="ce19"/>
        <table:table-column table:style-name="co5" table:number-columns-repeated="1020" table:default-cell-style-name="ce6"/>
        <table:table-row table:style-name="ro1">
          <table:table-cell table:style-name="ce1" office:value-type="string" table:number-columns-spanned="2" table:number-rows-spanned="1">
            <text:p>USER_CENTER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>
            <text:p>user(用户表，存储用户基本信息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email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passwor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2">
          <table:table-cell table:style-name="ce4" office:value-type="string">
            <text:p>type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1: 普通, 2: 管理员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us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1: 正常, 2: 删除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tel</text:p>
          </table:table-cell>
          <table:table-cell table:style-name="ce12" office:value-type="string">
            <text:p>char</text:p>
          </table:table-cell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real_info(用户真实信息, 所有正式的风先生都会在这张表中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ser</text:p>
          </table:table-cell>
          <table:table-cell table:style-name="ce11" office:value-type="string">
            <text:p>foreign key</text:p>
          </table:table-cell>
          <table:table-cell table:style-name="ce15" office:value-type="string">
            <text:p>user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gravatar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头像图片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location</text:p>
          </table:table-cell>
          <table:table-cell table:style-name="ce11"/>
          <table:table-cell table:style-name="ce15"/>
          <table:table-cell table:style-name="ce21" office:value-type="string">
            <text:p>住址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_num</text:p>
          </table:table-cell>
          <table:table-cell table:style-name="ce11"/>
          <table:table-cell table:style-name="ce15"/>
          <table:table-cell table:style-name="ce21" office:value-type="string">
            <text:p>身份证号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_images</text:p>
          </table:table-cell>
          <table:table-cell table:style-name="ce11"/>
          <table:table-cell table:style-name="ce15"/>
          <table:table-cell table:style-name="ce21" office:value-type="string">
            <text:p>身份证图片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al_na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banned</text:p>
          </table:table-cell>
          <table:table-cell table:style-name="ce11" office:value-type="string">
            <text:p>bool</text:p>
          </table:table-cell>
          <table:table-cell table:style-name="ce15"/>
          <table:table-cell table:style-name="ce21" office:value-type="string">
            <text:p>是否被拉黑名单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nauthenticated</text:p>
          </table:table-cell>
          <table:table-cell table:style-name="ce11" office:value-type="string">
            <text:p>bool</text:p>
          </table:table-cell>
          <table:table-cell table:style-name="ce15"/>
          <table:table-cell table:style-name="ce21" office:value-type="string">
            <text:p>是否被取消认证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working</text:p>
          </table:table-cell>
          <table:table-cell table:style-name="ce11" office:value-type="string">
            <text:p>bool</text:p>
          </table:table-cell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eliver_worktime（风先生工作时间段）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ser</text:p>
          </table:table-cell>
          <table:table-cell table:style-name="ce11" office:value-type="string">
            <text:p>foreign key</text:p>
          </table:table-cell>
          <table:table-cell table:style-name="ce15" office:value-type="string">
            <text:p>user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4" office:value-type="string">
            <text:p>worktime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168个01字符串,表示7X24小时的工作状态(1表示工作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apply_deliver（风先生申请信息表）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ser</text:p>
          </table:table-cell>
          <table:table-cell table:style-name="ce11" office:value-type="string">
            <text:p>foreign key</text:p>
          </table:table-cell>
          <table:table-cell table:style-name="ce15" office:value-type="string">
            <text:p>user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na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tel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province</text:p>
          </table:table-cell>
          <table:table-cell table:style-name="ce11"/>
          <table:table-cell table:style-name="ce15"/>
          <table:table-cell table:style-name="ce21" office:value-type="string">
            <text:p>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rovince_cod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city</text:p>
          </table:table-cell>
          <table:table-cell table:style-name="ce11"/>
          <table:table-cell table:style-name="ce15"/>
          <table:table-cell table:style-name="ce21" office:value-type="string">
            <text:p>市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ity_cod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district</text:p>
          </table:table-cell>
          <table:table-cell table:style-name="ce11"/>
          <table:table-cell table:style-name="ce15"/>
          <table:table-cell table:style-name="ce21" office:value-type="string">
            <text:p>区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istrict_cod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street</text:p>
          </table:table-cell>
          <table:table-cell table:style-name="ce11"/>
          <table:table-cell table:style-name="ce15"/>
          <table:table-cell table:style-name="ce21" office:value-type="string">
            <text:p>街道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reet_cod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qq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location</text:p>
          </table:table-cell>
          <table:table-cell table:style-name="ce11"/>
          <table:table-cell table:style-name="ce15"/>
          <table:table-cell table:style-name="ce21" office:value-type="string">
            <text:p>完整的地址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birthday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2">
          <table:table-cell table:style-name="ce4" office:value-type="string">
            <text:p>how_long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工作年限, 1: 1年以内, 2: 1～2年, 3: 2年以上, 4: 我是本地人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ehicle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交通工具, 1 有电动车, 2 有摩托车, 3 有自行车, 4 有私家车, 5 暂时没有 有需要可以购买, 6 没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experience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工作经验, 1 送过餐点, 2 送过快递, 3 无相关经验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ource</text:p>
          </table:table-cell>
          <table:table-cell table:style-name="ce11" office:value-type="string">
            <text:p>char</text:p>
          </table:table-cell>
          <table:table-cell table:style-name="ce15" office:value-type="string">
            <text:p>deliver_market_link</text:p>
          </table:table-cell>
          <table:table-cell table:style-name="ce21" office:value-type="string">
            <text:p>申请风先生的渠道来源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hecked</text:p>
          </table:table-cell>
          <table:table-cell table:style-name="ce11" office:value-type="string">
            <text:p>bool</text:p>
          </table:table-cell>
          <table:table-cell table:style-name="ce15"/>
          <table:table-cell table:style-name="ce21" office:value-type="string">
            <text:p>是否确认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</text:p>
          </table:table-cell>
          <table:table-cell table:style-name="ce11"/>
          <table:table-cell table:style-name="ce15"/>
          <table:table-cell table:style-name="ce21" office:value-type="string">
            <text:p>备注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us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状态： 1 allow; 2: checking; 3: deny; 4: cancel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eliver_channel(风先生推广渠道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name</text:p>
          </table:table-cell>
          <table:table-cell table:style-name="ce11"/>
          <table:table-cell table:style-name="ce15"/>
          <table:table-cell table:style-name="ce21" office:value-type="string">
            <text:p>渠道名称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eliver_market_user(风先生市场推广人员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name</text:p>
          </table:table-cell>
          <table:table-cell table:style-name="ce11"/>
          <table:table-cell table:style-name="ce15"/>
          <table:table-cell table:style-name="ce21" office:value-type="string">
            <text:p>市场推广人员姓名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eliver_market_link(风先生推广链接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market_user</text:p>
          </table:table-cell>
          <table:table-cell table:style-name="ce11" office:value-type="string">
            <text:p>foreign key</text:p>
          </table:table-cell>
          <table:table-cell table:style-name="ce17" office:value-type="string">
            <text:p>deliver_market_user</text:p>
          </table:table-cell>
          <table:table-cell table:style-name="ce21" office:value-type="string">
            <text:p>推广人员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hannel</text:p>
          </table:table-cell>
          <table:table-cell table:style-name="ce11" office:value-type="string">
            <text:p>foreign key</text:p>
          </table:table-cell>
          <table:table-cell table:style-name="ce17" office:value-type="string">
            <text:p>deliver_channel</text:p>
          </table:table-cell>
          <table:table-cell table:style-name="ce21" office:value-type="string">
            <text:p>推广渠道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ink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推广链接(推广人员+推广渠道-&gt;生成唯一推广链接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eliver_manage(风先生状态操作记录表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ser</text:p>
          </table:table-cell>
          <table:table-cell table:style-name="ce11" office:value-type="string">
            <text:p>foreign key</text:p>
          </table:table-cell>
          <table:table-cell table:style-name="ce15" office:value-type="string">
            <text:p>user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4" office:value-type="string">
            <text:p>operation_type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操作类型：1 <text:s/>拉黑名单; 2 <text:s/>取消拉黑; <text:s/>3 <text:s/>取消认证; <text:s/>4 恢复认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ason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操作原因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recruit(风招募执行记录表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2">
          <table:table-cell table:style-name="ce4" office:value-type="string">
            <text:p>creator_id</text:p>
          </table:table-cell>
          <table:table-cell table:style-name="ce11" office:value-type="string">
            <text:p>int</text:p>
          </table:table-cell>
          <table:table-cell table:style-name="ce15" office:value-type="string">
            <text:p>user</text:p>
          </table:table-cell>
          <table:table-cell table:style-name="ce21" office:value-type="string">
            <text:p>任务执行人i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or_name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任务执行人姓名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or_tel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/>
          <table:table-cell table:number-columns-repeated="1020"/>
        </table:table-row>
        <table:table-row table:style-name="ro2">
          <table:table-cell table:style-name="ce4" office:value-type="string">
            <text:p>images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任务上传的照片, 是一个JSON数组字符串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mount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张贴海报数量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us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状态: <text:s/>1 <text:s/>checking; <text:s/>2 <text:s/>allow; <text:s text:c="2"/>4 deny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istrict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任务执行所在区域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latitude</text:p>
          </table:table-cell>
          <table:table-cell table:style-name="ce11" office:value-type="string">
            <text:p>float</text:p>
          </table:table-cell>
          <table:table-cell table:style-name="ce15"/>
          <table:table-cell table:style-name="ce21" office:value-type="string">
            <text:p>任务执行所在地维度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longitude</text:p>
          </table:table-cell>
          <table:table-cell table:style-name="ce11" office:value-type="string">
            <text:p>float</text:p>
          </table:table-cell>
          <table:table-cell table:style-name="ce15"/>
          <table:table-cell table:style-name="ce21" office:value-type="string">
            <text:p>任务执行所在地经度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geohash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地理位置哈希值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备注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ason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审核拒绝理由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token(用户令牌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ser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user(id)</text:p>
          </table:table-cell>
          <table:table-cell table:style-name="ce21" office:value-type="string">
            <text:p><text:s/>用户(外键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应用ID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ontent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内容/值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创建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更新时间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xpire_time</text:p>
          </table:table-cell>
          <table:table-cell table:style-name="ce12" office:value-type="string">
            <text:p><text:s/>datetime</text:p>
          </table:table-cell>
          <table:table-cell table:style-name="ce16" office:value-type="string">
            <text:p><text:s/></text:p>
          </table:table-cell>
          <table:table-cell table:style-name="ce22" office:value-type="string">
            <text:p><text:s/>令牌过期时间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deliver_image(风先生个人照片信息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ser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user(id)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us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整体照片信息状态： 1 allow; 2: checking; 3: deny; 4: cancel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vatar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头像图片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vatar_status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头像图片状态： 1 allow; 2: checking; 3: deny; 4: cancel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vatar_reason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头像审核理由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_imag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身份证图片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_status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身份证图片状态： 1 allow; 2: checking; 3: deny; 4: cancel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_reason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身份证审核理由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health_imag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健康证图片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health_reason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健康证审核理由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ealth_status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健康证图片状态： 1 allow; 2: checking; 3: deny; 4: cancel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 office:value-type="string">
            <text:p><text:s/>tinyint</text:p>
          </table:table-cell>
          <table:table-cell table:style-name="ce16" office:value-type="string">
            <text:p><text:s/></text:p>
          </table:table-cell>
          <table:table-cell table:style-name="ce22" office:value-type="string">
            <text:p><text:s/>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<text:span text:style-name="T1">profile</text:span>(每次用户通过手机号+验证码登陆风先生客户端, 都会检查profile, 若不存在user_id + app_id 的记录, 就新建一条记录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应用ID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ser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user(id)</text:p>
          </table:table-cell>
          <table:table-cell table:style-name="ce21" office:value-type="string">
            <text:p>用户(外键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nam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格式： user&lt;user_id&gt;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birthday</text:p>
          </table:table-cell>
          <table:table-cell table:style-name="ce11" office:value-type="string">
            <text:p><text:s/>dat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生日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gender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性别 0:unknown 1:male 2:femal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mag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头像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sc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描述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el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电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ountry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国家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at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州或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ity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市或县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reet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街道或详细地址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nterests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兴趣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创建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更新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istrict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区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ge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年龄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ype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banned</text:p>
          </table:table-cell>
          <table:table-cell table:style-name="ce11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是否被拉黑名单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nauthenticated</text:p>
          </table:table-cell>
          <table:table-cell table:style-name="ce11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是否被取消认证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tatus</text:p>
          </table:table-cell>
          <table:table-cell table:style-name="ce12" office:value-type="string">
            <text:p><text:s/>smallint</text:p>
          </table:table-cell>
          <table:table-cell table:style-name="ce16" office:value-type="string">
            <text:p><text:s/></text:p>
          </table:table-cell>
          <table:table-cell table:style-name="ce22" office:value-type="string">
            <text:p><text:s/></text:p>
          </table:table-cell>
          <table:table-cell table:number-columns-repeated="1020"/>
        </table:table-row>
        <table:table-row table:style-name="ro1" table:number-rows-repeated="10483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CE_CENTER" table:style-name="ta1" table:print="false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5" table:number-columns-repeated="1020" table:default-cell-style-name="ce6"/>
        <table:table-row table:style-name="ro2">
          <table:table-cell table:style-name="ce2" office:value-type="string">
            <text:p>device(终端设备信息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device ID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ac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设备mac地址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mei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设备imei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model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设备类型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s_versio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设备os版本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om_versio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设备rom版本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s_root</text:p>
          </table:table-cell>
          <table:table-cell table:style-name="ce15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是否越狱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latform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设备平台(ios,android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创建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更新时间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6" office:value-type="string">
            <text:p><text:s/>tinyint</text:p>
          </table:table-cell>
          <table:table-cell table:style-name="ce16" office:value-type="string">
            <text:p><text:s/></text:p>
          </table:table-cell>
          <table:table-cell table:style-name="ce25" office:value-type="string">
            <text:p><text:s/>是否删除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evice_app_relation(终端设备和应用的绑定关系表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vice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device(id)</text:p>
          </table:table-cell>
          <table:table-cell table:style-name="ce24" office:value-type="string">
            <text:p><text:s/>设备id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所属App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ser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设备的App上登录的用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versio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App版本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创建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更新时间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6" office:value-type="string">
            <text:p><text:s/>tinyint</text:p>
          </table:table-cell>
          <table:table-cell table:style-name="ce16" office:value-type="string">
            <text:p><text:s/></text:p>
          </table:table-cell>
          <table:table-cell table:style-name="ce25" office:value-type="string">
            <text:p><text:s/>是否删除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P_CENTER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AREA_CENTER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MALL" table:style-name="ta1" table:print="false"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5" table:number-columns-repeated="1020" table:default-cell-style-name="ce6"/>
        <table:table-row table:style-name="ro2">
          <table:table-cell table:style-name="ce2" office:value-type="string">
            <text:p>shop_verify(风推广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34" office:value-type="string">
            <text:p>id</text:p>
          </table:table-cell>
          <table:table-cell table:style-name="ce35" office:value-type="string">
            <text:p><text:s/>int</text:p>
          </table:table-cell>
          <table:table-cell table:style-name="ce35" office:value-type="string">
            <text:p><text:s/></text:p>
          </table:table-cell>
          <table:table-cell table:style-name="ce36" office:value-type="string">
            <text:p><text:s/></text:p>
          </table:table-cell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style-name="ce4" office:value-type="string">
            <text:p>shop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shop(id)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or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关联到user表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nfo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atus</text:p>
          </table:table-cell>
          <table:table-cell table:style-name="ce15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checking: 1, allow: 2, deny:3. Cancel: 4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aso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leted</text:p>
          </table:table-cell>
          <table:table-cell table:style-name="ce15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ert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审核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nterested</text:p>
          </table:table-cell>
          <table:table-cell table:style-name="ce15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商家是否感兴趣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s_taken_out</text:p>
          </table:table-cell>
          <table:table-cell table:style-name="ce15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是否有外卖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aily_order_num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每日单量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nam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店铺名称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ind_flag</text:p>
          </table:table-cell>
          <table:table-cell table:style-name="ce15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风商户标识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hon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店铺电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mage_ids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店铺招牌图片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mage_menu_front_ids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店铺菜单正面图片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mage_menu_back_ids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店铺菜单背面图片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省/州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ity</text:p>
          </table:table-cell>
          <table:table-cell table:style-name="ce15" office:value-type="string">
            <text:p>varchar</text:p>
          </table:table-cell>
          <table:table-cell table:style-name="ce15"/>
          <table:table-cell table:style-name="ce24" office:value-type="string">
            <text:p>市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istrict</text:p>
          </table:table-cell>
          <table:table-cell table:style-name="ce15" office:value-type="string">
            <text:p>varchar</text:p>
          </table:table-cell>
          <table:table-cell table:style-name="ce15"/>
          <table:table-cell table:style-name="ce24" office:value-type="string">
            <text:p>区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reet</text:p>
          </table:table-cell>
          <table:table-cell table:style-name="ce15" office:value-type="string">
            <text:p>varchar</text:p>
          </table:table-cell>
          <table:table-cell table:style-name="ce15"/>
          <table:table-cell table:style-name="ce24" office:value-type="string">
            <text:p>街道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latitud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/>
          <table:table-cell table:number-columns-repeated="1020"/>
        </table:table-row>
        <table:table-row table:style-name="ro1">
          <table:table-cell table:style-name="ce4" office:value-type="string">
            <text:p>longitud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/>
          <table:table-cell table:number-columns-repeated="1020"/>
        </table:table-row>
        <table:table-row table:style-name="ro1">
          <table:table-cell table:style-name="ce4" office:value-type="string">
            <text:p>geohash</text:p>
          </table:table-cell>
          <table:table-cell table:style-name="ce15" office:value-type="string">
            <text:p>varchar</text:p>
          </table:table-cell>
          <table:table-cell table:style-name="ce15"/>
          <table:table-cell table:style-name="ce24"/>
          <table:table-cell table:number-columns-repeated="1020"/>
        </table:table-row>
        <table:table-row table:style-name="ro1">
          <table:table-cell table:style-name="ce5" office:value-type="string">
            <text:p>feedback_times</text:p>
          </table:table-cell>
          <table:table-cell table:style-name="ce16" office:value-type="string">
            <text:p>int</text:p>
          </table:table-cell>
          <table:table-cell table:style-name="ce16"/>
          <table:table-cell table:style-name="ce25" office:value-type="string">
            <text:p>回访次数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shop(商户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34" office:value-type="string">
            <text:p>id</text:p>
          </table:table-cell>
          <table:table-cell table:style-name="ce35" office:value-type="string">
            <text:p><text:s/>int</text:p>
          </table:table-cell>
          <table:table-cell table:style-name="ce35" office:value-type="string">
            <text:p><text:s/></text:p>
          </table:table-cell>
          <table:table-cell table:style-name="ce36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or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创建人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nam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店铺名称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mages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店铺招牌图片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sc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描述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bulleti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hon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店铺电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owner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店长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aso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us</text:p>
          </table:table-cell>
          <table:table-cell table:style-name="ce15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状态： 1 checking; <text:s/>2 <text:s/>allow; <text:s/>3 <text:s/>claimed; <text:s text:c="2"/>4 deny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sked_menu_num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ountry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国家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ate_code</text:p>
          </table:table-cell>
          <table:table-cell table:style-name="ce15" office:value-type="string">
            <text:p><text:s/>bigint</text:p>
          </table:table-cell>
          <table:table-cell table:style-name="ce15" office:value-type="string">
            <text:p><text:s/></text:p>
          </table:table-cell>
          <table:table-cell table:style-name="ce24"/>
          <table:table-cell table:number-columns-repeated="1020"/>
        </table:table-row>
        <table:table-row table:style-name="ro1">
          <table:table-cell table:style-name="ce4" office:value-type="string">
            <text:p>stat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ity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市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ity_code</text:p>
          </table:table-cell>
          <table:table-cell table:style-name="ce15" office:value-type="string">
            <text:p><text:s/>big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istrict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区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istrict_code</text:p>
          </table:table-cell>
          <table:table-cell table:style-name="ce15" office:value-type="string">
            <text:p><text:s/>big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reet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街道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reet_code</text:p>
          </table:table-cell>
          <table:table-cell table:style-name="ce15" office:value-type="string">
            <text:p><text:s/>big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longitude</text:p>
          </table:table-cell>
          <table:table-cell table:style-name="ce15" office:value-type="string">
            <text:p><text:s/>doubl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经度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latitude</text:p>
          </table:table-cell>
          <table:table-cell table:style-name="ce15" office:value-type="string">
            <text:p><text:s/>doubl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纬度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geohash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location_desc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店铺位置描述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location_mark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owner_nam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店长姓名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owner_tel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店长电话号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ert_images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营业执照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open_tim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营业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6" office:value-type="string">
            <text:p><text:s/>tinyint</text:p>
          </table:table-cell>
          <table:table-cell table:style-name="ce16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Y" table:style-name="ta1" table:print="false"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5" table:number-columns-repeated="1020" table:default-cell-style-name="ce6"/>
        <table:table-row table:style-name="ro2">
          <table:table-cell table:style-name="ce2" office:value-type="string">
            <text:p>wallet(用户钱包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ser_id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关联user表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balanc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余额(客户端展示为其他余额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rozen_capital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冻结资金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rofit_balanc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收益余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rofit_frozen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收益冻结金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assword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/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5"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5"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4" office:value-type="string">
            <text:p>virtual_balanc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虚拟账户余额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status</text:p>
          </table:table-cell>
          <table:table-cell table:style-name="ce16" office:value-type="string">
            <text:p>int</text:p>
          </table:table-cell>
          <table:table-cell table:style-name="ce16"/>
          <table:table-cell table:style-name="ce25" office:value-type="string">
            <text:p>状态(-1:delete, 0:normal, 1:frozen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wallet_deal(钱包收支记录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34" office:value-type="string">
            <text:p>wallet</text:p>
          </table:table-cell>
          <table:table-cell table:style-name="ce35" office:value-type="string">
            <text:p>foreign key</text:p>
          </table:table-cell>
          <table:table-cell table:style-name="ce35" office:value-type="string">
            <text:p>wallet</text:p>
          </table:table-cell>
          <table:table-cell table:style-name="ce36"/>
          <table:table-cell table:number-columns-repeated="1020"/>
        </table:table-row>
        <table:table-row table:style-name="ro4">
          <table:table-cell table:style-name="ce4" office:value-type="string">
            <text:p>type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'charge':1, <text:s text:c="20"/># 充值(收入) </text:p>
            <text:p>'sell':2, <text:s text:c="22"/># 货款(收入) </text:p>
            <text:p>'tip':3, <text:s text:c="23"/># 小费(收入) </text:p>
            <text:p>'refund':4, <text:s text:c="20"/># 退款(收入) </text:p>
            <text:p>'buy':5, <text:s text:c="23"/># 买东西(支出)</text:p>
            <text:p>'withdraw':6, <text:s text:c="18"/># 提现(支出) </text:p>
            <text:p>'guarant_freeze':7, <text:s text:c="12"/># 保证金冻结(支出) </text:p>
            <text:p>'guarant_defreeze':8, <text:s text:c="10"/># 保证金解冻(收入) </text:p>
            <text:p>'withdraw_freeze':9, <text:s text:c="11"/># 提现冻结(支出)</text:p>
            <text:p>'withdraw_defreeze':10, <text:s text:c="8"/># 提现解冻(收入)</text:p>
            <text:p>'register_pop':11, <text:s text:c="13"/># 推荐用户注册推广费(收入)</text:p>
            <text:p>'purchase_pop':12, <text:s text:c="13"/># 推荐用户注册后消费推广费(收入)</text:p>
            <text:p>'shop_pop':13, <text:s text:c="17"/># 推荐用户成为商家推广费(收入)</text:p>
            <text:p>'menu_pop':14, <text:s text:c="17"/># 录入菜单被批准推广费(收入)</text:p>
            <text:p>'discount':15, <text:s text:c="17"/># 会员价差价(收入)</text:p>
            <text:p>'offline_discount':16, <text:s text:c="9"/># 线下会员价差价(收入)</text:p>
            <text:p>'offline_sell':17, <text:s text:c="13"/># 线下货款，只作统计(收入)</text:p>
            <text:p>'offline_tip':18, <text:s text:c="14"/># 线下小费，只作统计(收入)</text:p>
            <text:p>'offline_buy':19, <text:s text:c="14"/># 线下买东西，只作统计(支出)</text:p>
            <text:p>'profit_withdraw_freeze':20, <text:s text:c="3"/># 收益提现冻结(支出)</text:p>
            <text:p>'profit_withdraw_defreeze':21, <text:s/># 收益提现解冻(收入)</text:p>
            <text:p>'profit_withdraw':22, <text:s text:c="10"/># 收益提现(支出) </text:p>
            <text:p>'imprest_out':23, <text:s text:c="14"/># 预付款(支出)</text:p>
            <text:p>'imprest_in':24, <text:s text:c="15"/># 预付款(收入)</text:p>
            <text:p>'imprest_return':25, <text:s text:c="11"/># 预付款返还</text:p>
            <text:p>'system_charge':26, <text:s text:c="12"/># 系统充值</text:p>
            <text:p>'adopt_cost':27, <text:s text:c="15"/># 接单花费(支出)</text:p>
            <text:p>'balance_to_virtual': 28, <text:s text:c="6"/># 资金账户向虚拟账户转移</text:p>
            <text:p>'profits_to_virtual': 29, <text:s text:c="6"/># 收益账户向虚拟账户转移</text:p>
            <text:p>'profits_to_balance': 30, <text:s text:c="6"/># 收益账户向资金账户转移</text:p>
            <text:p>'ali_virtual_charge': 31, <text:s text:c="6"/># 支付宝虚拟账户充值(收入)</text:p>
            <text:p>'uppay_virtual_charge': 32, <text:s text:c="4"/># 银联虚拟账户充值</text:p>
            <text:p>'system_allowance': 33, <text:s text:c="8"/># 系统补贴 (收入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mount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发生金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order_num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订单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5"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5" office:value-type="string">
            <text:p>desc</text:p>
          </table:table-cell>
          <table:table-cell table:style-name="ce16" table:number-columns-repeated="2"/>
          <table:table-cell table:style-name="ce25" office:value-type="string">
            <text:p>交易备注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5" table:number-columns-repeated="1020" table:default-cell-style-name="ce6"/>
        <table:table-row table:style-name="ro5">
          <table:table-cell table:style-name="ce38" office:value-type="string">
            <text:p>CommodityOrder</text:p>
          </table:table-cell>
          <table:table-cell table:style-name="ce42" office:value-type="string">
            <text:p><text:s/>(顾客代购单)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num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订单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/>
          <table:table-cell table:number-columns-repeated="1020"/>
        </table:table-row>
        <table:table-row table:style-name="ro1">
          <table:table-cell table:style-name="ce4" office:value-type="string">
            <text:p>desc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订单描述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dd_num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淘点点订单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o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下单人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live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风先生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order_latitud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下单位置纬度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order_longitud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下单位置经度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rder_geohash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下单位置hash</text:p>
          </table:table-cell>
          <table:table-cell table:number-columns-repeated="1020"/>
        </table:table-row>
        <table:table-row table:style-name="ro6">
          <table:table-cell table:style-name="ce4" office:value-type="string">
            <text:p>status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订单状态</text:p>
            <text:p>WAIT_PAY = "WAIT_PAY" <text:s text:c="34"/># 等待用户付款</text:p>
            <text:p>WAIT_ADOPT = "WAIT_ADOPT" <text:s text:c="30"/># 等待风先生认领</text:p>
            <text:p>ADOPTED = "ADOPTED" <text:s text:c="36"/># 已经被风先生认领</text:p>
            <text:p>CLOSED = "CLOSED" <text:s text:c="38"/># 订单关闭</text:p>
            <text:p>FINISHED = "FINISHED" <text:s text:c="34"/># 订单交易成功</text:p>
          </table:table-cell>
          <table:table-cell table:number-columns-repeated="1020"/>
        </table:table-row>
        <table:table-row table:style-name="ro7">
          <table:table-cell table:style-name="ce4" office:value-type="string">
            <text:p>pay_type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支付类型</text:p>
            <text:p>CODE_OF_ONLINE_PAYMENT = 1 <text:s/>在线支付</text:p>
            <text:p>CODE_OF_OFFLINE_PAYMENT = 2 线下支付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ip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配送小费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money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商品总金额</text:p>
          </table:table-cell>
          <table:table-cell table:number-columns-repeated="1020"/>
        </table:table-row>
        <table:table-row table:style-name="ro1">
          <table:table-cell table:style-name="ce39" office:value-type="string">
            <text:p>deliver_money</text:p>
          </table:table-cell>
          <table:table-cell table:style-name="ce43" office:value-type="string">
            <text:p>float</text:p>
          </table:table-cell>
          <table:table-cell table:style-name="ce43"/>
          <table:table-cell table:style-name="ce46" office:value-type="string">
            <text:p>提货总金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npaid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剩余未支付金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state</text:p>
          </table:table-cell>
          <table:table-cell table:style-name="ce15" table:number-columns-repeated="2"/>
          <table:table-cell table:style-name="ce24" office:value-type="string">
            <text:p>省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city</text:p>
          </table:table-cell>
          <table:table-cell table:style-name="ce15" table:number-columns-repeated="2"/>
          <table:table-cell table:style-name="ce24" office:value-type="string">
            <text:p>市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district</text:p>
          </table:table-cell>
          <table:table-cell table:style-name="ce15" table:number-columns-repeated="2"/>
          <table:table-cell table:style-name="ce24" office:value-type="string">
            <text:p>区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street</text:p>
          </table:table-cell>
          <table:table-cell table:style-name="ce15" table:number-columns-repeated="2"/>
          <table:table-cell table:style-name="ce24" office:value-type="string">
            <text:p>街道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name</text:p>
          </table:table-cell>
          <table:table-cell table:style-name="ce15" table:number-columns-repeated="2"/>
          <table:table-cell table:style-name="ce24" office:value-type="string">
            <text:p>联系人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telephone</text:p>
          </table:table-cell>
          <table:table-cell table:style-name="ce15" table:number-columns-repeated="2"/>
          <table:table-cell table:style-name="ce24" office:value-type="string">
            <text:p>电话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latitude</text:p>
          </table:table-cell>
          <table:table-cell table:style-name="ce15" table:number-columns-repeated="2"/>
          <table:table-cell table:style-name="ce24" office:value-type="string">
            <text:p>纬度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longitude</text:p>
          </table:table-cell>
          <table:table-cell table:style-name="ce15" table:number-columns-repeated="2"/>
          <table:table-cell table:style-name="ce24" office:value-type="string">
            <text:p>经度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geohash</text:p>
          </table:table-cell>
          <table:table-cell table:style-name="ce15" table:number-columns-repeated="2"/>
          <table:table-cell table:style-name="ce24" office:value-type="string">
            <text:p>位置hash（收件）</text:p>
          </table:table-cell>
          <table:table-cell table:number-columns-repeated="1020"/>
        </table:table-row>
        <table:table-row table:style-name="ro1">
          <table:table-cell table:style-name="ce39" office:value-type="string">
            <text:p>talk_stream</text:p>
          </table:table-cell>
          <table:table-cell table:style-name="ce43" table:number-columns-repeated="2"/>
          <table:table-cell table:style-name="ce46" office:value-type="string">
            <text:p>对话流编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aptcha</text:p>
          </table:table-cell>
          <table:table-cell table:style-name="ce15" table:number-columns-repeated="2"/>
          <table:table-cell table:style-name="ce24" office:value-type="string">
            <text:p>收货验证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_type</text:p>
          </table:table-cell>
          <table:table-cell table:style-name="ce15" table:number-columns-repeated="2"/>
          <table:table-cell table:style-name="ce24" office:value-type="string">
            <text:p>备注类型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_content</text:p>
          </table:table-cell>
          <table:table-cell table:style-name="ce15" table:number-columns-repeated="2"/>
          <table:table-cell table:style-name="ce24" office:value-type="string">
            <text:p>备注内容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art_time</text:p>
          </table:table-cell>
          <table:table-cell table:style-name="ce15" table:number-columns-repeated="2"/>
          <table:table-cell table:style-name="ce24" office:value-type="string">
            <text:p>预约开始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end_time</text:p>
          </table:table-cell>
          <table:table-cell table:style-name="ce15" table:number-columns-repeated="2"/>
          <table:table-cell table:style-name="ce24" office:value-type="string">
            <text:p>预约结束时间, 超过这个时间就应该关闭订单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5" table:number-columns-repeated="2"/>
          <table:table-cell table:style-name="ce24" office:value-type="string">
            <text:p>下单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5" table:number-columns-repeated="2"/>
          <table:table-cell table:style-name="ce24" office:value-type="string">
            <text:p>更新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ay_time</text:p>
          </table:table-cell>
          <table:table-cell table:style-name="ce15" table:number-columns-repeated="2"/>
          <table:table-cell table:style-name="ce24" office:value-type="string">
            <text:p>支付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dopt_time</text:p>
          </table:table-cell>
          <table:table-cell table:style-name="ce15" table:number-columns-repeated="2"/>
          <table:table-cell table:style-name="ce24" office:value-type="string">
            <text:p>被认领时间, 风先生接单时间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finish_time</text:p>
          </table:table-cell>
          <table:table-cell table:style-name="ce16" table:number-columns-repeated="2"/>
          <table:table-cell table:style-name="ce25" office:value-type="string">
            <text:p>完成/关闭时间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8" office:value-type="string">
            <text:p>QuickMerchantOrder</text:p>
          </table:table-cell>
          <table:table-cell office:value-type="string">
            <text:p><text:s/>(商家呼叫单)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num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订单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/>
          <table:table-cell table:number-columns-repeated="1020"/>
        </table:table-row>
        <table:table-row table:style-name="ro1">
          <table:table-cell table:style-name="ce4" office:value-type="string">
            <text:p>desc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订单描述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dd_num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淘点点订单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o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下单人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live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风先生</text:p>
          </table:table-cell>
          <table:table-cell table:number-columns-repeated="1020"/>
        </table:table-row>
        <table:table-row table:style-name="ro8">
          <table:table-cell table:style-name="ce39" office:value-type="string">
            <text:p>type</text:p>
          </table:table-cell>
          <table:table-cell table:style-name="ce43" office:value-type="string">
            <text:p>int</text:p>
          </table:table-cell>
          <table:table-cell table:style-name="ce43"/>
          <table:table-cell table:style-name="ce46" office:value-type="string">
            <text:p>订单子类型</text:p>
            <text:p>QUICK_NORMAL_ORDER_CODE = 1601</text:p>
            <text:p>QUICK_CALL_ORDER_CODE = 1602 </text:p>
          </table:table-cell>
          <table:table-cell table:number-columns-repeated="1020"/>
        </table:table-row>
        <table:table-row table:style-name="ro9">
          <table:table-cell table:style-name="ce4" office:value-type="string">
            <text:p>status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订单状态</text:p>
            <text:p>WAIT_PAY = "WAIT_PAY" <text:s text:c="34"/># 等待用户付款</text:p>
            <text:p>WAIT_ADOPT = "WAIT_ADOPT" <text:s text:c="30"/># 等待风先生认领</text:p>
            <text:p>ADOPTED = "ADOPTED" <text:s text:c="36"/># 已经被风先生认领</text:p>
            <text:p>SENDING = "SENDING" <text:s text:c="36"/># 取货成功，送货中。只在商家单中存在这个状态</text:p>
            <text:p>CLOSED = "CLOSED" <text:s text:c="38"/># 订单关闭</text:p>
            <text:p>FINISHED = "FINISHED" <text:s text:c="34"/># 订单交易成功</text:p>
          </table:table-cell>
          <table:table-cell table:number-columns-repeated="1020"/>
        </table:table-row>
        <table:table-row table:style-name="ro7">
          <table:table-cell table:style-name="ce4" office:value-type="string">
            <text:p>pay_type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支付类型</text:p>
            <text:p>CODE_OF_ONLINE_PAYMENT = 1 <text:s/>在线支付</text:p>
            <text:p>CODE_OF_OFFLINE_PAYMENT = 2 线下支付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ip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配送小费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money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商品总金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liver_money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提货总金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npaid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剩余未支付金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state</text:p>
          </table:table-cell>
          <table:table-cell table:style-name="ce15" table:number-columns-repeated="2"/>
          <table:table-cell table:style-name="ce24" office:value-type="string">
            <text:p>省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city</text:p>
          </table:table-cell>
          <table:table-cell table:style-name="ce15" table:number-columns-repeated="2"/>
          <table:table-cell table:style-name="ce24" office:value-type="string">
            <text:p>市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district</text:p>
          </table:table-cell>
          <table:table-cell table:style-name="ce15" table:number-columns-repeated="2"/>
          <table:table-cell table:style-name="ce24" office:value-type="string">
            <text:p>区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street</text:p>
          </table:table-cell>
          <table:table-cell table:style-name="ce15" table:number-columns-repeated="2"/>
          <table:table-cell table:style-name="ce24" office:value-type="string">
            <text:p>街道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name</text:p>
          </table:table-cell>
          <table:table-cell table:style-name="ce15" table:number-columns-repeated="2"/>
          <table:table-cell table:style-name="ce24" office:value-type="string">
            <text:p>联系人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telephone</text:p>
          </table:table-cell>
          <table:table-cell table:style-name="ce15" table:number-columns-repeated="2"/>
          <table:table-cell table:style-name="ce24" office:value-type="string">
            <text:p>电话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latitude</text:p>
          </table:table-cell>
          <table:table-cell table:style-name="ce15" table:number-columns-repeated="2"/>
          <table:table-cell table:style-name="ce24" office:value-type="string">
            <text:p>纬度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longitude</text:p>
          </table:table-cell>
          <table:table-cell table:style-name="ce15" table:number-columns-repeated="2"/>
          <table:table-cell table:style-name="ce24" office:value-type="string">
            <text:p>经度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geohash</text:p>
          </table:table-cell>
          <table:table-cell table:style-name="ce15" table:number-columns-repeated="2"/>
          <table:table-cell table:style-name="ce24" office:value-type="string">
            <text:p>位置hash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_id</text:p>
          </table:table-cell>
          <table:table-cell table:style-name="ce15" table:number-columns-repeated="2"/>
          <table:table-cell table:style-name="ce24" office:value-type="string">
            <text:p>商店编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_name</text:p>
          </table:table-cell>
          <table:table-cell table:style-name="ce15" table:number-columns-repeated="2"/>
          <table:table-cell table:style-name="ce24" office:value-type="string">
            <text:p>联系人（商店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_telephone</text:p>
          </table:table-cell>
          <table:table-cell table:style-name="ce15" table:number-columns-repeated="2"/>
          <table:table-cell table:style-name="ce24" office:value-type="string">
            <text:p>电话（商店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_location</text:p>
          </table:table-cell>
          <table:table-cell table:style-name="ce15" table:number-columns-repeated="2"/>
          <table:table-cell table:style-name="ce24" office:value-type="string">
            <text:p>地址（商店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_latitude</text:p>
          </table:table-cell>
          <table:table-cell table:style-name="ce15" table:number-columns-repeated="2"/>
          <table:table-cell table:style-name="ce24" office:value-type="string">
            <text:p>纬度（商店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_longitude</text:p>
          </table:table-cell>
          <table:table-cell table:style-name="ce15" table:number-columns-repeated="2"/>
          <table:table-cell table:style-name="ce24" office:value-type="string">
            <text:p>经度（商店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hop_geohash</text:p>
          </table:table-cell>
          <table:table-cell table:style-name="ce15" table:number-columns-repeated="2"/>
          <table:table-cell table:style-name="ce24" office:value-type="string">
            <text:p>位置hash（商店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_category</text:p>
          </table:table-cell>
          <table:table-cell table:style-name="ce15" table:number-columns-repeated="2"/>
          <table:table-cell table:style-name="ce24" office:value-type="string">
            <text:p>店铺分类（商店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aptcha</text:p>
          </table:table-cell>
          <table:table-cell table:style-name="ce15" table:number-columns-repeated="2"/>
          <table:table-cell table:style-name="ce24" office:value-type="string">
            <text:p>收货验证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_type</text:p>
          </table:table-cell>
          <table:table-cell table:style-name="ce15" table:number-columns-repeated="2"/>
          <table:table-cell table:style-name="ce24" office:value-type="string">
            <text:p>备注类型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_content</text:p>
          </table:table-cell>
          <table:table-cell table:style-name="ce15" table:number-columns-repeated="2"/>
          <table:table-cell table:style-name="ce24" office:value-type="string">
            <text:p>备注内容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art_time</text:p>
          </table:table-cell>
          <table:table-cell table:style-name="ce15" table:number-columns-repeated="2"/>
          <table:table-cell table:style-name="ce24" office:value-type="string">
            <text:p>预约开始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end_time</text:p>
          </table:table-cell>
          <table:table-cell table:style-name="ce15" table:number-columns-repeated="2"/>
          <table:table-cell table:style-name="ce24" office:value-type="string">
            <text:p>预约结束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5" table:number-columns-repeated="2"/>
          <table:table-cell table:style-name="ce24" office:value-type="string">
            <text:p>下单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5" table:number-columns-repeated="2"/>
          <table:table-cell table:style-name="ce24" office:value-type="string">
            <text:p>更新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ay_time</text:p>
          </table:table-cell>
          <table:table-cell table:style-name="ce15" table:number-columns-repeated="2"/>
          <table:table-cell table:style-name="ce24" office:value-type="string">
            <text:p>支付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dopt_time</text:p>
          </table:table-cell>
          <table:table-cell table:style-name="ce15" table:number-columns-repeated="2"/>
          <table:table-cell table:style-name="ce24" office:value-type="string">
            <text:p>被认领时间, 风先生接单时间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finish_time</text:p>
          </table:table-cell>
          <table:table-cell table:style-name="ce16" table:number-columns-repeated="2"/>
          <table:table-cell table:style-name="ce25" office:value-type="string">
            <text:p>完成/关闭时间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text_order (文字单, 用户下单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num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订单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/>
          <table:table-cell table:number-columns-repeated="1020"/>
        </table:table-row>
        <table:table-row table:style-name="ro1">
          <table:table-cell table:style-name="ce4" office:value-type="string">
            <text:p>desc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订单描述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dd_num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淘点点订单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o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下单人(用户，点外卖的人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live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风先生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order_latitud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下单位置纬度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order_longitud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下单位置经度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rder_geohash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下单位置hash</text:p>
          </table:table-cell>
          <table:table-cell table:number-columns-repeated="1020"/>
        </table:table-row>
        <table:table-row table:style-name="ro6">
          <table:table-cell table:style-name="ce4" office:value-type="string">
            <text:p>status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订单状态</text:p>
            <text:p>WAIT_PAY = "WAIT_PAY" <text:s text:c="34"/># 等待用户付款</text:p>
            <text:p>WAIT_ADOPT = "WAIT_ADOPT" <text:s text:c="30"/># 等待风先生认领</text:p>
            <text:p>ADOPTED = "ADOPTED" <text:s text:c="36"/># 已经被风先生认领</text:p>
            <text:p>CLOSED = "CLOSED" <text:s text:c="38"/># 订单关闭</text:p>
            <text:p>FINISHED = "FINISHED" <text:s text:c="34"/># 订单交易成功</text:p>
          </table:table-cell>
          <table:table-cell table:number-columns-repeated="1020"/>
        </table:table-row>
        <table:table-row table:style-name="ro7">
          <table:table-cell table:style-name="ce4" office:value-type="string">
            <text:p>pay_type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支付类型</text:p>
            <text:p>CODE_OF_ONLINE_PAYMENT = 1 <text:s/>在线支付</text:p>
            <text:p>CODE_OF_OFFLINE_PAYMENT = 2 线下支付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ip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配送小费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money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商品总金额</text:p>
          </table:table-cell>
          <table:table-cell table:number-columns-repeated="1020"/>
        </table:table-row>
        <table:table-row table:style-name="ro1">
          <table:table-cell table:style-name="ce40" office:value-type="string">
            <text:p>deliver_money</text:p>
          </table:table-cell>
          <table:table-cell table:style-name="ce44" office:value-type="string">
            <text:p>float</text:p>
          </table:table-cell>
          <table:table-cell table:style-name="ce44"/>
          <table:table-cell table:style-name="ce47" office:value-type="string">
            <text:p>提货总金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npaid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剩余未支付金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ontent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货物列表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商家信息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state</text:p>
          </table:table-cell>
          <table:table-cell table:style-name="ce15" table:number-columns-repeated="2"/>
          <table:table-cell table:style-name="ce24" office:value-type="string">
            <text:p>省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city</text:p>
          </table:table-cell>
          <table:table-cell table:style-name="ce15" table:number-columns-repeated="2"/>
          <table:table-cell table:style-name="ce24" office:value-type="string">
            <text:p>市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district</text:p>
          </table:table-cell>
          <table:table-cell table:style-name="ce15" table:number-columns-repeated="2"/>
          <table:table-cell table:style-name="ce24" office:value-type="string">
            <text:p>区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street</text:p>
          </table:table-cell>
          <table:table-cell table:style-name="ce15" table:number-columns-repeated="2"/>
          <table:table-cell table:style-name="ce24" office:value-type="string">
            <text:p>街道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name</text:p>
          </table:table-cell>
          <table:table-cell table:style-name="ce15" table:number-columns-repeated="2"/>
          <table:table-cell table:style-name="ce24" office:value-type="string">
            <text:p>联系人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telephone</text:p>
          </table:table-cell>
          <table:table-cell table:style-name="ce15" table:number-columns-repeated="2"/>
          <table:table-cell table:style-name="ce24" office:value-type="string">
            <text:p>电话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latitude</text:p>
          </table:table-cell>
          <table:table-cell table:style-name="ce15" table:number-columns-repeated="2"/>
          <table:table-cell table:style-name="ce24" office:value-type="string">
            <text:p>纬度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longitude</text:p>
          </table:table-cell>
          <table:table-cell table:style-name="ce15" table:number-columns-repeated="2"/>
          <table:table-cell table:style-name="ce24" office:value-type="string">
            <text:p>经度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geohash</text:p>
          </table:table-cell>
          <table:table-cell table:style-name="ce15" table:number-columns-repeated="2"/>
          <table:table-cell table:style-name="ce24" office:value-type="string">
            <text:p>位置hash（收件）</text:p>
          </table:table-cell>
          <table:table-cell table:number-columns-repeated="1020"/>
        </table:table-row>
        <table:table-row table:style-name="ro1">
          <table:table-cell table:style-name="ce41" office:value-type="string">
            <text:p>talk_stream</text:p>
          </table:table-cell>
          <table:table-cell table:style-name="ce45" table:number-columns-repeated="2"/>
          <table:table-cell table:style-name="ce48" office:value-type="string">
            <text:p>对话流编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aptcha</text:p>
          </table:table-cell>
          <table:table-cell table:style-name="ce15" table:number-columns-repeated="2"/>
          <table:table-cell table:style-name="ce24" office:value-type="string">
            <text:p>收货验证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_type</text:p>
          </table:table-cell>
          <table:table-cell table:style-name="ce15" table:number-columns-repeated="2"/>
          <table:table-cell table:style-name="ce24" office:value-type="string">
            <text:p>备注类型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_content</text:p>
          </table:table-cell>
          <table:table-cell table:style-name="ce15" table:number-columns-repeated="2"/>
          <table:table-cell table:style-name="ce24" office:value-type="string">
            <text:p>备注内容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art_time</text:p>
          </table:table-cell>
          <table:table-cell table:style-name="ce15" table:number-columns-repeated="2"/>
          <table:table-cell table:style-name="ce24" office:value-type="string">
            <text:p>预约开始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end_time</text:p>
          </table:table-cell>
          <table:table-cell table:style-name="ce15" table:number-columns-repeated="2"/>
          <table:table-cell table:style-name="ce24" office:value-type="string">
            <text:p>预约结束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5" table:number-columns-repeated="2"/>
          <table:table-cell table:style-name="ce24" office:value-type="string">
            <text:p>下单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5" table:number-columns-repeated="2"/>
          <table:table-cell table:style-name="ce24" office:value-type="string">
            <text:p>更新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ay_time</text:p>
          </table:table-cell>
          <table:table-cell table:style-name="ce15" table:number-columns-repeated="2"/>
          <table:table-cell table:style-name="ce24" office:value-type="string">
            <text:p>支付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dopt_time</text:p>
          </table:table-cell>
          <table:table-cell table:style-name="ce15" table:number-columns-repeated="2"/>
          <table:table-cell table:style-name="ce24" office:value-type="string">
            <text:p>被认领时间, 风先生接单时间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finish_time</text:p>
          </table:table-cell>
          <table:table-cell table:style-name="ce16" table:number-columns-repeated="2"/>
          <table:table-cell table:style-name="ce25" office:value-type="string">
            <text:p>完成/关闭时间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all_order(订单总表，包括代购单，商家单，文字单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num</text:p>
          </table:table-cell>
          <table:table-cell table:style-name="ce15" office:value-type="string">
            <text:p><text:s/>big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订单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or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下单人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liver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接单人</text:p>
          </table:table-cell>
          <table:table-cell table:number-columns-repeated="1020"/>
        </table:table-row>
        <table:table-row table:style-name="ro9">
          <table:table-cell table:style-name="ce4" office:value-type="string">
            <text:p>status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订单状态</text:p>
            <text:p>WAIT_PAY = "WAIT_PAY" <text:s text:c="34"/># 等待用户付款</text:p>
            <text:p>WAIT_ADOPT = "WAIT_ADOPT" <text:s text:c="30"/># 等待风先生认领</text:p>
            <text:p>ADOPTED = "ADOPTED" <text:s text:c="36"/># 已经被风先生认领</text:p>
            <text:p>SENDING = "SENDING" <text:s text:c="36"/># 取货成功，送货中。只在商家单中存在这个状态</text:p>
            <text:p>CLOSED = "CLOSED" <text:s text:c="38"/># 订单关闭</text:p>
            <text:p>FINISHED = "FINISHED" <text:s text:c="34"/># 订单交易成功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latitude</text:p>
          </table:table-cell>
          <table:table-cell table:style-name="ce15" office:value-type="string">
            <text:p><text:s/>doubl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店铺纬度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longitude</text:p>
          </table:table-cell>
          <table:table-cell table:style-name="ce15" office:value-type="string">
            <text:p><text:s/>doubl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店铺经度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geohash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店铺位置hash字符串</text:p>
          </table:table-cell>
          <table:table-cell table:number-columns-repeated="1020"/>
        </table:table-row>
        <table:table-row table:style-name="ro7">
          <table:table-cell table:style-name="ce4" office:value-type="string">
            <text:p>pay_type</text:p>
          </table:table-cell>
          <table:table-cell table:style-name="ce15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支付类型</text:p>
            <text:p>CODE_OF_ONLINE_PAYMENT = 1 <text:s/>在线支付</text:p>
            <text:p>CODE_OF_OFFLINE_PAYMENT = 2 线下支付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her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店铺地址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_nam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店铺名称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emarked</text:p>
          </table:table-cell>
          <table:table-cell table:style-name="ce16" office:value-type="string">
            <text:p>bool</text:p>
          </table:table-cell>
          <table:table-cell table:style-name="ce16" office:value-type="string">
            <text:p><text:s/></text:p>
          </table:table-cell>
          <table:table-cell table:style-name="ce25" office:value-type="string">
            <text:p>订单是否包含备注</text:p>
          </table:table-cell>
          <table:table-cell table:number-columns-repeated="1020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6">2014／08／16</text:date>, <text:time>11:18:5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谷宇 孙</meta:initial-creator>
    <meta:creation-date>2014-08-10T12:06:06</meta:creation-date>
    <dc:date>2014-08-16T11:18:54</dc:date>
    <dc:creator>guyu sun</dc:creator>
    <meta:editing-duration>P3DT22H55M29S</meta:editing-duration>
    <meta:editing-cycles>48</meta:editing-cycles>
    <meta:generator>OpenOffice/4.1.0$Unix OpenOffice.org_project/410m18$Build-9764</meta:generator>
    <meta:document-statistic meta:table-count="7" meta:cell-count="1154" meta:object-count="0"/>
  </office:meta>
</office:document-meta>
</file>